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officeooo:rsid="00012c5b" officeooo:paragraph-rsid="002afda2"/>
    </style:style>
    <style:style style:name="P3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4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5" style:family="paragraph" style:parent-style-name="Standard">
      <style:text-properties fo:font-weight="bold" officeooo:rsid="00012c5b" officeooo:paragraph-rsid="00206e0e" style:font-weight-asian="bold" style:font-weight-complex="bold"/>
    </style:style>
    <style:style style:name="P6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7" style:family="paragraph" style:parent-style-name="Standard">
      <style:text-properties fo:font-weight="bold" officeooo:rsid="00016118" officeooo:paragraph-rsid="002b227b" style:font-weight-asian="bold" style:font-weight-complex="bold"/>
    </style:style>
    <style:style style:name="P8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9" style:family="paragraph" style:parent-style-name="Standard">
      <style:text-properties fo:font-weight="bold" officeooo:rsid="00166605" officeooo:paragraph-rsid="00206e0e" style:font-weight-asian="bold" style:font-weight-complex="bold"/>
    </style:style>
    <style:style style:name="P10" style:family="paragraph" style:parent-style-name="Standard">
      <style:text-properties fo:font-weight="bold" officeooo:rsid="0017f499" officeooo:paragraph-rsid="00206e0e" style:font-weight-asian="bold" style:font-weight-complex="bold"/>
    </style:style>
    <style:style style:name="P11" style:family="paragraph" style:parent-style-name="Standard">
      <style:text-properties fo:font-weight="bold" officeooo:rsid="0017f499" officeooo:paragraph-rsid="0022b02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12c5b" officeooo:paragraph-rsid="00012c5b" fo:background-color="#cc99cc" style:font-weight-asian="bold" style:font-weight-complex="bold"/>
    </style:style>
    <style:style style:name="P13" style:family="paragraph" style:parent-style-name="Standard">
      <style:text-properties fo:font-weight="bold" officeooo:rsid="00166605" officeooo:paragraph-rsid="00206e0e" fo:background-color="#ffccff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66605" officeooo:paragraph-rsid="00206e0e" fo:background-color="#ffcc00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66605" officeooo:paragraph-rsid="00206e0e" fo:background-color="#ffccff" style:font-weight-asian="bold" style:font-weight-complex="bold"/>
    </style:style>
    <style:style style:name="P17" style:family="paragraph" style:parent-style-name="Standard">
      <style:text-properties officeooo:rsid="00016118" officeooo:paragraph-rsid="00016118"/>
    </style:style>
    <style:style style:name="P18" style:family="paragraph" style:parent-style-name="Standard">
      <style:text-properties officeooo:rsid="00016118" officeooo:paragraph-rsid="002b227b"/>
    </style:style>
    <style:style style:name="P19" style:family="paragraph" style:parent-style-name="Standard">
      <style:text-properties officeooo:rsid="00016118" officeooo:paragraph-rsid="0014bcad"/>
    </style:style>
    <style:style style:name="P20" style:family="paragraph" style:parent-style-name="Standard">
      <style:text-properties officeooo:rsid="00016118" officeooo:paragraph-rsid="002db501"/>
    </style:style>
    <style:style style:name="P21" style:family="paragraph" style:parent-style-name="Standard">
      <style:text-properties officeooo:rsid="000249c0" officeooo:paragraph-rsid="000249c0"/>
    </style:style>
    <style:style style:name="P22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23" style:family="paragraph" style:parent-style-name="Standard">
      <style:text-properties fo:font-weight="normal" officeooo:rsid="000b6c5b" officeooo:paragraph-rsid="00326192" style:font-weight-asian="normal" style:font-weight-complex="normal"/>
    </style:style>
    <style:style style:name="P24" style:family="paragraph" style:parent-style-name="Standard">
      <style:text-properties fo:font-weight="normal" officeooo:rsid="000b6c5b" officeooo:paragraph-rsid="00342adf" style:font-weight-asian="normal" style:font-weight-complex="normal"/>
    </style:style>
    <style:style style:name="P25" style:family="paragraph" style:parent-style-name="Standard">
      <style:text-properties fo:font-weight="normal" officeooo:rsid="001c58cc" officeooo:paragraph-rsid="001c58cc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df32" officeooo:paragraph-rsid="000ddf3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012c5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2b227b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ddf32" officeooo:paragraph-rsid="000ddf3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b227b" officeooo:paragraph-rsid="002b227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206e0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206e0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206e0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0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206e0e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ff" style:font-size-asian="10.5pt" style:font-weight-asian="bold" style:font-size-complex="12pt" style:font-weight-complex="bold"/>
    </style:style>
    <style:style style:name="P38" style:family="paragraph" style:parent-style-name="Standard">
      <style:text-properties officeooo:rsid="001c58cc" officeooo:paragraph-rsid="001c58cc"/>
    </style:style>
    <style:style style:name="P39" style:family="paragraph" style:parent-style-name="Standard">
      <style:text-properties officeooo:rsid="001c58cc" officeooo:paragraph-rsid="00012c5b"/>
    </style:style>
    <style:style style:name="P40" style:family="paragraph" style:parent-style-name="Standard">
      <style:text-properties officeooo:rsid="001c58cc" officeooo:paragraph-rsid="002afda2"/>
    </style:style>
    <style:style style:name="P41" style:family="paragraph" style:parent-style-name="Standard">
      <style:text-properties officeooo:rsid="002db501" officeooo:paragraph-rsid="002db501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weight="bold" officeooo:rsid="00206e0e" officeooo:paragraph-rsid="00206e0e" style:font-weight-asian="bold" style:font-weight-complex="bold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weight="bold" officeooo:rsid="00166605" officeooo:paragraph-rsid="0024a717" style:font-weight-asian="bold" style:font-weight-complex="bold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2b02f" style:font-weight-asian="normal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4a717" style:font-weight-asian="normal" style:font-weight-complex="normal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weight="normal" officeooo:rsid="0017f499" officeooo:paragraph-rsid="00206e0e" style:font-weight-asian="normal" style:font-weight-complex="normal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weight="normal" officeooo:rsid="002672bb" officeooo:paragraph-rsid="002672bb" style:font-weight-asian="normal" style:font-weight-complex="normal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font-weight="normal" officeooo:rsid="002afda2" officeooo:paragraph-rsid="002afda2" style:font-weight-asian="normal" style:font-weight-complex="normal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weight="normal" officeooo:rsid="002afda2" officeooo:paragraph-rsid="002b227b" style:font-weight-asian="normal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weight="normal" officeooo:rsid="002b227b" officeooo:paragraph-rsid="002b227b" style:font-weight-asian="normal" style:font-weight-complex="normal"/>
    </style:style>
    <style:style style:name="P51" style:family="paragraph" style:parent-style-name="Standard">
      <style:text-properties fo:font-weight="normal" officeooo:rsid="002afda2" officeooo:paragraph-rsid="00342adf" style:font-weight-asian="normal" style:font-weight-complex="normal"/>
    </style:style>
    <style:style style:name="P52" style:family="paragraph" style:parent-style-name="Standard">
      <style:text-properties officeooo:rsid="00016118" officeooo:paragraph-rsid="00016118"/>
    </style:style>
    <style:style style:name="P53" style:family="paragraph" style:parent-style-name="Standard">
      <style:text-properties officeooo:rsid="00016118" officeooo:paragraph-rsid="002b227b"/>
    </style:style>
    <style:style style:name="P54" style:family="paragraph" style:parent-style-name="Standard">
      <style:text-properties officeooo:rsid="0034d329" officeooo:paragraph-rsid="0034d329"/>
    </style:style>
    <style:style style:name="P55" style:family="paragraph" style:parent-style-name="Standard">
      <style:text-properties fo:font-weight="bold" officeooo:rsid="0034d329" officeooo:paragraph-rsid="0034d329" style:font-weight-asian="bold" style:font-weight-complex="bold"/>
    </style:style>
    <style:style style:name="T1" style:family="text">
      <style:text-properties officeooo:rsid="0007a1c4"/>
    </style:style>
    <style:style style:name="T2" style:family="text">
      <style:text-properties officeooo:rsid="000b6c5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6c5b" style:font-weight-asian="normal" style:font-weight-complex="normal"/>
    </style:style>
    <style:style style:name="T5" style:family="text">
      <style:text-properties fo:font-weight="normal" officeooo:rsid="00293471" style:font-weight-asian="normal" style:font-weight-complex="normal"/>
    </style:style>
    <style:style style:name="T6" style:family="text">
      <style:text-properties fo:font-weight="normal" officeooo:rsid="00323360" style:font-weight-asian="normal" style:font-weight-complex="normal"/>
    </style:style>
    <style:style style:name="T7" style:family="text">
      <style:text-properties officeooo:rsid="0010cfa7"/>
    </style:style>
    <style:style style:name="T8" style:family="text">
      <style:text-properties officeooo:rsid="001c58cc"/>
    </style:style>
    <style:style style:name="T9" style:family="text">
      <style:text-properties officeooo:rsid="001ca130"/>
    </style:style>
    <style:style style:name="T10" style:family="text">
      <style:text-properties officeooo:rsid="001d1cbd"/>
    </style:style>
    <style:style style:name="T11" style:family="text">
      <style:text-properties officeooo:rsid="0017f499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165d9c" style:font-size-asian="16pt" style:font-size-complex="16pt"/>
    </style:style>
    <style:style style:name="T14" style:family="text">
      <style:text-properties officeooo:rsid="00281bc8"/>
    </style:style>
    <style:style style:name="T15" style:family="text">
      <style:text-properties officeooo:rsid="00293471"/>
    </style:style>
    <style:style style:name="T16" style:family="text">
      <style:text-properties officeooo:rsid="002afda2"/>
    </style:style>
    <style:style style:name="T17" style:family="text">
      <style:text-properties officeooo:rsid="002b227b"/>
    </style:style>
    <style:style style:name="T18" style:family="text">
      <style:text-properties officeooo:rsid="002c3df3"/>
    </style:style>
    <style:style style:name="T19" style:family="text">
      <style:text-properties fo:background-color="#ffccff" loext:char-shading-value="0"/>
    </style:style>
    <style:style style:name="T20" style:family="text">
      <style:text-properties officeooo:rsid="0017f499" fo:background-color="#ffccff" loext:char-shading-value="0"/>
    </style:style>
    <style:style style:name="T21" style:family="text">
      <style:text-properties officeooo:rsid="002db501"/>
    </style:style>
    <style:style style:name="T22" style:family="text">
      <style:text-properties officeooo:rsid="002e499a"/>
    </style:style>
    <style:style style:name="T23" style:family="text">
      <style:text-properties officeooo:rsid="002f40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2">CAHIER DES CHARGES </text:span><text:span text:style-name="T13">de l’application TFC Supporter</text:span></text:p>
      <text:p text:style-name="P14"/>
      <text:p text:style-name="P14"/>
      <text:p text:style-name="P14"/>
      <text:p text:style-name="P14"/>
      <text:p text:style-name="P16">1) CONTEXTE</text:p>
      <text:p text:style-name="P15"/>
      <text:p text:style-name="P14"/>
      <text:p text:style-name="P14">Présentation du projet :</text:p>
      <text:p text:style-name="P1"/>
      <text:p text:style-name="P1">Création d'une application <text:span text:style-name="T14">pour le Toulouse Football Club. Ce sera une application à destination des </text:span>supporters du T<text:span text:style-name="T14">FC et</text:span> qui se divisera en 3 catégories : <text:span text:style-name="T14">Concours photos, Homme TFC du match et Ola illuminée.</text:span></text:p>
      <text:p text:style-name="P1"/>
      <text:p text:style-name="P1"/>
      <text:p text:style-name="P3">L’importance du projet : </text:p>
      <text:p text:style-name="P1"/>
      <text:p text:style-name="P1"><text:tab/><text:span text:style-name="T14">Application mobile</text:span></text:p>
      <text:p text:style-name="P1"><text:tab/><text:span text:style-name="T14">Participation active des supporters pendant les matchs</text:span></text:p>
      <text:p text:style-name="P1"><text:tab/>Permettre de promouvoir <text:span text:style-name="T8">le TFC</text:span></text:p>
      <text:p text:style-name="P1"><text:tab/>Communication <text:span text:style-name="T14">sportive</text:span></text:p>
      <text:p text:style-name="P1"/>
      <text:p text:style-name="P1"/>
      <text:p text:style-name="P9">Positionnement concurrentiel de la structure et du projet :</text:p>
      <text:p text:style-name="P9"/>
      <text:p text:style-name="P9">?????????</text:p>
      <text:p text:style-name="P1"><text:tab/></text:p>
      <text:p text:style-name="P1"/>
      <text:p text:style-name="P1"/>
      <text:p text:style-name="P3">Contraintes planning :</text:p>
      <text:p text:style-name="P1"/>
      <text:p text:style-name="P1"><text:tab/>Livrable le <text:span text:style-name="T14">25</text:span>/<text:span text:style-name="T8">11</text:span> <text:span text:style-name="T1">avant </text:span>minuit</text:p>
      <text:p text:style-name="P1"/>
      <text:p text:style-name="P1"/>
      <text:p text:style-name="P1"/>
      <text:p text:style-name="P1"/>
      <text:p text:style-name="P13">2) STRATÉGIE</text:p>
      <text:p text:style-name="P9"/>
      <text:p text:style-name="P9"/>
      <text:p text:style-name="P10">Stratégie d’objectifs :</text:p>
      <text:p text:style-name="P46"/>
      <text:p text:style-name="P43"><text:span text:style-name="T3">La fonction principale du projet est de </text:span><text:span text:style-name="T5">promouvoir le TFC</text:span></text:p>
      <text:p text:style-name="P44">Outil <text:span text:style-name="T15">d’enrichissement d’expériences entre les supporters et le TFC</text:span></text:p>
      <text:p text:style-name="P10"><text:tab/><text:span text:style-name="T5">Expérience</text:span><text:span text:style-name="T6">s</text:span><text:span text:style-name="T5"> utilisateur</text:span><text:span text:style-name="T6">s </text:span><text:span text:style-name="T5">pendant les matchs.</text:span></text:p>
      <text:p text:style-name="P10"/>
      <text:p text:style-name="P10"/>
      <text:p text:style-name="P10"/>
      <text:p text:style-name="P11">Stratégie cible : </text:p>
      <text:p text:style-name="P44"/>
      <text:p text:style-name="P45"><text:span text:style-name="T11">Les utilisateurs : tous type de personnes supportant le Toulouse Football Club</text:span>.</text:p>
      <text:p text:style-name="P10"/>
      <text:p text:style-name="P9"/>
      <text:p text:style-name="P9"><text:soft-page-break/><text:span text:style-name="T19">3) </text:span><text:span text:style-name="T20">ARCHITECTURE TECHNIQUE</text:span></text:p>
      <text:p text:style-name="P1"/>
      <text:p text:style-name="P3">Contraintes techniques :</text:p>
      <text:p text:style-name="P39"/>
      <text:p text:style-name="P38"><text:tab/>RGPD</text:p>
      <text:p text:style-name="P1"><text:tab/><text:span text:style-name="T7">S</text:span>ystème <text:span text:style-name="T15">d’application mobile</text:span></text:p>
      <text:p text:style-name="P1"/>
      <text:p text:style-name="P2"><text:tab/><text:span text:style-name="T8">Interface utilisateur avec 3 catégories :</text:span></text:p>
      <text:p text:style-name="P40"><text:tab/><text:tab/>- Prise / envois / vote de photos</text:p>
      <text:p text:style-name="P2"><text:tab/><text:tab/>- <text:span text:style-name="T16">Vote pour le joueur du TFC du match (déclenchement au bout de 90mn après le <text:tab/><text:tab/>coup d’envoi, soit à la 75 ème minute de la 2ème mi-temps du match.)</text:span></text:p>
      <text:p text:style-name="P2"><text:tab/><text:tab/>- <text:span text:style-name="T16">Déclenchement du flash au mouvement lors d’une Ola, pour une Ola illuminée.</text:span></text:p>
      <text:p text:style-name="P2"><text:tab/><text:span text:style-name="T8">Interface admin :</text:span></text:p>
      <text:p text:style-name="P40"><text:tab/><text:tab/>- Mise à jour de la feuille de match / joueurs pour le vote des supporters</text:p>
      <text:p text:style-name="P2"><text:tab/><text:tab/>- <text:span text:style-name="T16">Réception et choix des meilleures photos prisent par les supporters </text:span></text:p>
      <text:p text:style-name="P1"><text:tab/></text:p>
      <text:p text:style-name="P1"><text:tab/>Hébergement <text:span text:style-name="T15">des photos </text:span>à définir</text:p>
      <text:p text:style-name="P1"><text:tab/><text:span text:style-name="T9">Langage et concept à apprendre</text:span></text:p>
      <text:p text:style-name="P1"><text:tab/><text:span text:style-name="T22">Tests unitaires</text:span></text:p>
      <text:p text:style-name="P1"><text:tab/></text:p>
      <text:p text:style-name="P1"/>
      <text:p text:style-name="P1"/>
      <text:p text:style-name="P3">Contraintes ressources :</text:p>
      <text:p text:style-name="P1"/>
      <text:p text:style-name="P1"><text:tab/>Administrateur à définir</text:p>
      <text:p text:style-name="P1"><text:tab/></text:p>
      <text:p text:style-name="P1"/>
      <text:p text:style-name="P1"/>
      <text:p text:style-name="P5">C<text:span text:style-name="T11">hoix techniques / technologies utilisées</text:span> :</text:p>
      <text:p text:style-name="P42"/>
      <text:p text:style-name="P44">MySql</text:p>
      <text:p text:style-name="P47">Gearhost</text:p>
      <text:p text:style-name="P48">Laravel</text:p>
      <text:p text:style-name="P50">Blade (moteur de template)</text:p>
      <text:p text:style-name="P47"><text:span text:style-name="T17">Bootstrap</text:span> css</text:p>
      <text:p text:style-name="P50">Php Unit</text:p>
      <text:p text:style-name="P49">React native</text:p>
      <text:p text:style-name="P1"/>
      <text:p text:style-name="P1"/>
      <text:p text:style-name="P4"><text:span text:style-name="T2">Equipe</text:span>: <text:span text:style-name="T4">(Stagiaires de Simplon promo 2)</text:span></text:p>
      <text:p text:style-name="P22"><text:tab/></text:p>
      <text:p text:style-name="P23"><text:tab/><text:span text:style-name="T16">Geoffrey Frioli,</text:span></text:p>
      <text:p text:style-name="P24"><text:tab/><text:span text:style-name="T16">Philippe Pereira,</text:span></text:p>
      <text:p text:style-name="P51"><text:tab/>Simon Darmandieu,</text:p>
      <text:p text:style-name="P24"><text:s text:c="12"/>Vanessa Roux</text:p>
      <text:p text:style-name="P25"><text:tab/></text:p>
      <text:p text:style-name="P22"><text:s/></text:p>
      <text:p text:style-name="P1"/>
      <text:p text:style-name="P3">Suivi projet :</text:p>
      <text:p text:style-name="P1"/>
      <text:p text:style-name="P1"><text:tab/>Maintenance du site : SIMPLON ?</text:p>
      <text:p text:style-name="P1"><text:tab/>Formation de l’équipe <text:span text:style-name="T17">TFC : SIMPLON</text:span></text:p>
      <text:p text:style-name="P27"><text:soft-page-break/>Description fonctionnelle de <text:span text:style-name="T17">l’application</text:span></text:p>
      <text:p text:style-name="P27"/>
      <text:p text:style-name="P27"/>
      <text:p text:style-name="P17"/>
      <text:p text:style-name="P6">Page <text:span text:style-name="T9">Accueil </text:span>:</text:p>
      <text:p text:style-name="P17"><text:tab/><text:span text:style-name="T18">Événement / Match à venir.</text:span></text:p>
      <text:p text:style-name="P19"><text:tab/><text:span text:style-name="T18">Navbar avec les différentes catégories.</text:span></text:p>
      <text:p text:style-name="P17"/>
      <text:p text:style-name="P17"/>
      <text:p text:style-name="P6">Page <text:span text:style-name="T17">Photos </text:span>:</text:p>
      <text:p text:style-name="P17"><text:tab/><text:span text:style-name="T21">Utilisation de l’appareil photo.</text:span></text:p>
      <text:p text:style-name="P17"><text:tab/><text:span text:style-name="T21">Choix des photos déjà dans l’appareil.</text:span></text:p>
      <text:p text:style-name="P17"><text:tab/><text:span text:style-name="T9">Affichage des photos sélectionnées par l’admin.</text:span></text:p>
      <text:p text:style-name="P17"/>
      <text:p text:style-name="P17"/>
      <text:p text:style-name="P6">Page <text:span text:style-name="T17">Homme du match </text:span>:</text:p>
      <text:p text:style-name="P20"><text:tab/><text:span text:style-name="T21">Bouton / icône qui apparaît à la 75ème minute du match pour le vote de l’homme du match. <text:tab/>(pendant 24h)</text:span></text:p>
      <text:p text:style-name="P41"><text:tab/>Puis en dehors du moment de vote, un classement des hommes du match élu par match / par <text:tab/>années.</text:p>
      <text:p text:style-name="P17"/>
      <text:p text:style-name="P17"/>
      <text:p text:style-name="P7">Page <text:span text:style-name="T17">Ola illuminée : </text:span></text:p>
      <text:p text:style-name="P18"><text:tab/><text:span text:style-name="T22">D</text:span>éclenchement du flash à la détection du mouvement lors d'une <text:span text:style-name="T22">O</text:span>la. <text:span text:style-name="T22">(</text:span>React native avec du <text:tab/>code natif pour accéder et utiliser les composants du téléphone.)</text:p>
      <text:p text:style-name="P18"/>
      <text:p text:style-name="P18"/>
      <text:p text:style-name="P55">Page Infos :</text:p>
      <text:p text:style-name="P54"><text:tab/><text:span text:style-name="T18">Info</text:span>rmations</text:p>
      <text:p text:style-name="P54"><text:span text:style-name="T18"><text:tab/></text:span>M<text:span text:style-name="T18">entions légales </text:span></text:p>
      <text:p text:style-name="P54"><text:span text:style-name="T18"><text:tab/>RGPD </text:span></text:p>
      <text:p text:style-name="P54"><text:span text:style-name="T18"><text:tab/>Liens vers les différentes application et site du TFC.</text:span></text:p>
      <text:p text:style-name="P18"/>
      <text:p text:style-name="P18"/>
      <text:p text:style-name="P18"/>
      <text:p text:style-name="P18"/>
      <text:p text:style-name="P17"/>
      <text:p text:style-name="P28">Description fonctionnelle d<text:span text:style-name="T17">u site admin</text:span></text:p>
      <text:p text:style-name="P28"/>
      <text:p text:style-name="P28"/>
      <text:p text:style-name="P8"><text:span text:style-name="T10">P</text:span>age admin :</text:p>
      <text:p text:style-name="P21"><text:tab/><text:span text:style-name="T22">Se connecte.</text:span></text:p>
      <text:p text:style-name="P21"><text:tab/><text:span text:style-name="T10">Ajoute la feuille de match de la liste des joueurs disponibles pour le vote de l'homme du <text:tab/>match.</text:span></text:p>
      <text:p text:style-name="P21"><text:tab/>Sélection<text:span text:style-name="T22">ne</text:span> <text:span text:style-name="T22">l</text:span>es photos <text:span text:style-name="T22">prisent par les </text:span>supporters pour l’<text:span text:style-name="T22">affichage dans la catégorie photo de <text:tab/>l’application. </text:span></text:p>
      <text:p text:style-name="P21"><text:tab/> </text:p>
      <text:p text:style-name="P21"><text:tab/></text:p>
      <text:p text:style-name="P21"/>
      <text:p text:style-name="P21"/>
      <text:p text:style-name="P21"><text:tab/></text:p>
      <text:p text:style-name="P37"><text:soft-page-break/>4) RESSOURCES ET CONTRAINTES</text:p>
      <text:p text:style-name="P34"/>
      <text:p text:style-name="P31"/>
      <text:p text:style-name="P35">Prestations attendues :</text:p>
      <text:p text:style-name="P32"><text:tab/><text:span text:style-name="T23">Application mobile pour les supporters du TFC</text:span></text:p>
      <text:p text:style-name="P32"/>
      <text:p text:style-name="P32"/>
      <text:p text:style-name="P36">Ressources :</text:p>
      <text:p text:style-name="P33"><text:tab/><text:span text:style-name="T23">Site du TFC</text:span></text:p>
      <text:p text:style-name="P33"><text:tab/></text:p>
      <text:p text:style-name="P33"/>
      <text:p text:style-name="P33"/>
      <text:p text:style-name="P33"/>
      <text:p text:style-name="P26">Charte graphique</text:p>
      <text:p text:style-name="P29"/>
      <text:p text:style-name="P30">Couleur du T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11-14T13:46:47.396404760</dc:date>
    <meta:editing-duration>PT6H52M37S</meta:editing-duration>
    <meta:editing-cycles>33</meta:editing-cycles>
    <meta:generator>LibreOffice/6.0.6.2$Linux_X86_64 LibreOffice_project/00m0$Build-2</meta:generator>
    <meta:document-statistic meta:table-count="0" meta:image-count="0" meta:object-count="0" meta:page-count="4" meta:paragraph-count="93" meta:word-count="485" meta:character-count="3067" meta:non-whitespace-character-count="2580"/>
  </office:meta>
</office:document-meta>
</file>